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fr" fo:country="FR" style:font-size-asian="16pt" style:language-asian="zxx" style:country-asian="none" style:font-size-complex="16pt" style:language-complex="zxx" style:country-complex="none"/>
    </style:style>
    <style:style style:name="P2" style:family="paragraph" style:parent-style-name="Standard">
      <style:text-properties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text-properties style:font-name="Times New Roman" fo:font-size="16pt" fo:language="fr" fo:country="FR" style:font-size-asian="16pt" style:font-size-complex="16pt"/>
    </style:style>
    <style:style style:name="P4" style:family="paragraph" style:parent-style-name="Standard">
      <style:paragraph-properties fo:text-align="center" style:justify-single-word="false"/>
      <style:text-properties fo:color="#c5000b" fo:font-size="16pt" fo:language="fr" fo:country="FR" fo:font-weight="bold"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margin-left="0cm" fo:margin-right="0cm" fo:text-align="start" style:justify-single-word="false" fo:text-indent="0cm" style:auto-text-indent="false" style:writing-mode="lr-tb">
        <style:tab-stops>
          <style:tab-stop style:position="0.582cm"/>
        </style:tab-stops>
      </style:paragraph-properties>
      <style:text-properties style:font-name="Times New Roman" fo:font-size="16pt" fo:language="fr" fo:country="FR" style:text-underline-style="solid" style:text-underline-width="auto" style:text-underline-color="font-color" fo:font-weight="bold" style:font-size-asian="16pt" style:font-size-complex="16pt" style:font-weight-complex="bold"/>
    </style:style>
    <style:style style:name="P6" style:family="paragraph" style:parent-style-name="Standard">
      <style:paragraph-properties fo:margin-left="0cm" fo:margin-right="0cm" fo:text-align="start" style:justify-single-word="false" fo:text-indent="0cm" style:auto-text-indent="false" style:writing-mode="lr-tb">
        <style:tab-stops>
          <style:tab-stop style:position="0.582cm"/>
        </style:tab-stops>
      </style:paragraph-properties>
      <style:text-properties style:font-name="Times New Roman" fo:font-size="16pt" fo:language="fr" fo:country="FR" style:font-size-asian="16pt" style:font-size-complex="16pt"/>
    </style:style>
    <style:style style:name="P7" style:family="paragraph" style:parent-style-name="Standard">
      <style:paragraph-properties fo:margin-left="0cm" fo:margin-right="0cm" fo:text-align="justify" style:justify-single-word="false" fo:text-indent="0cm" style:auto-text-indent="false" style:writing-mode="lr-tb">
        <style:tab-stops>
          <style:tab-stop style:position="0.582cm"/>
        </style:tab-stops>
      </style:paragraph-properties>
      <style:text-properties style:font-name="Times New Roman" fo:font-size="16pt" fo:language="fr" fo:country="FR" style:font-size-asian="16pt" style:font-size-complex="16pt"/>
    </style:style>
    <style:style style:name="P8" style:family="paragraph" style:parent-style-name="Standard">
      <style:paragraph-properties fo:margin-left="0cm" fo:margin-right="0cm" fo:text-align="start" style:justify-single-word="false" fo:text-indent="0cm" style:auto-text-indent="false" style:writing-mode="lr-tb">
        <style:tab-stops>
          <style:tab-stop style:position="0.582cm"/>
        </style:tab-stops>
      </style:paragraph-properties>
      <style:text-properties style:font-name="Times New Roman" fo:font-size="16pt" fo:language="fr" fo:country="FR" style:text-underline-style="none" fo:font-weight="normal" style:font-size-asian="16pt" style:font-weight-asian="normal" style:font-size-complex="16pt" style:font-weight-complex="normal"/>
    </style:style>
    <style:style style:name="P9" style:family="paragraph" style:parent-style-name="Standard">
      <style:paragraph-properties fo:margin-left="0cm" fo:margin-right="0cm" fo:text-align="start" style:justify-single-word="false" fo:text-indent="0cm" style:auto-text-indent="false" style:writing-mode="lr-tb">
        <style:tab-stops>
          <style:tab-stop style:position="0.582cm"/>
        </style:tab-stops>
      </style:paragraph-properties>
    </style:style>
    <style:style style:name="P10" style:family="paragraph" style:parent-style-name="Standard">
      <style:paragraph-properties fo:margin-left="0cm" fo:margin-right="0cm" fo:text-align="start" style:justify-single-word="false" fo:text-indent="0cm" style:auto-text-indent="false" style:writing-mode="lr-tb">
        <style:tab-stops>
          <style:tab-stop style:position="0.582cm"/>
        </style:tab-stops>
      </style:paragraph-properties>
      <style:text-properties fo:font-size="16pt" style:font-size-asian="16pt" style:font-size-complex="16pt"/>
    </style:style>
    <style:style style:name="P11" style:family="paragraph" style:parent-style-name="Standard" style:list-style-name="L1">
      <style:paragraph-properties fo:margin-left="0cm" fo:margin-right="0cm" fo:text-align="start" style:justify-single-word="false" fo:text-indent="0cm" style:auto-text-indent="false" style:writing-mode="lr-tb">
        <style:tab-stops>
          <style:tab-stop style:position="0.582cm"/>
        </style:tab-stops>
      </style:paragraph-properties>
    </style:style>
    <style:style style:name="T1" style:family="text">
      <style:text-properties style:language-asian="zxx" style:country-asian="none" style:language-complex="zxx" style:country-complex="none"/>
    </style:style>
    <style:style style:name="T2" style:family="text">
      <style:text-properties fo:font-weight="normal" style:language-asian="zxx" style:country-asian="none" style:font-weight-asian="normal" style:language-complex="zxx" style:country-complex="none" style:font-weight-complex="normal"/>
    </style:style>
    <style:style style:name="T3" style:family="text">
      <style:text-properties style:font-name="Times New Roman" fo:language="fr" fo:country="FR"/>
    </style:style>
    <style:style style:name="T4" style:family="text">
      <style:text-properties style:font-name="Times New Roman" fo:font-size="16pt" fo:language="fr" fo:country="FR" style:font-size-asian="16pt" style:font-size-complex="16pt"/>
    </style:style>
    <style:style style:name="T5" style:family="text">
      <style:text-properties style:font-name="Times New Roman" fo:font-size="16pt" fo:language="fr" fo:country="FR" style:text-underline-style="solid" style:text-underline-width="auto" style:text-underline-color="font-color" fo:font-weight="bold" style:font-size-asian="16pt" style:font-weight-asian="bold" style:font-size-complex="16pt" style:font-weight-complex="bold"/>
    </style:style>
    <style:style style:name="T6" style:family="text">
      <style:text-properties style:font-name="Times New Roman" fo:font-size="16pt" fo:language="fr" fo:country="FR" style:font-size-complex="16pt"/>
    </style:style>
    <style:style style:name="T7" style:family="text">
      <style:text-properties style:font-name="Times New Roman" fo:font-size="16pt" fo:language="fr" fo:country="FR" fo:font-weight="bold" style:font-size-asian="16pt" style:font-weight-asian="bold" style:font-size-complex="16pt" style:font-weight-complex="bold"/>
    </style:style>
    <style:style style:name="T8" style:family="text">
      <style:text-properties style:font-name="Times New Roman" fo:font-size="16pt" fo:language="fr" fo:country="FR" fo:background-color="transparent" style:font-size-asian="16pt" style:font-size-complex="16pt"/>
    </style:style>
    <style:style style:name="T9" style:family="text">
      <style:text-properties style:font-name="Times New Roman" fo:font-size="16pt" style:font-size-asian="16pt" style:font-size-complex="16pt"/>
    </style:style>
    <style:style style:name="T10" style:family="text">
      <style:text-properties fo:color="#000080" style:font-name="Times New Roman" fo:font-size="16pt" fo:language="fr" fo:country="FR" style:text-underline-style="solid" style:text-underline-width="auto" style:text-underline-color="font-color" style:font-size-asian="16pt" style:font-name-complex="Times New Roman" style:font-size-complex="16pt"/>
    </style:style>
    <style:style style:name="T11" style:family="text">
      <style:text-properties fo:color="#000080" style:font-name="Times New Roman" fo:font-size="16pt" fo:language="fr" fo:country="FR" style:text-underline-style="solid" style:text-underline-width="auto" style:text-underline-color="font-color" style:font-size-asian="16pt" style:font-size-complex="16pt"/>
    </style:style>
    <style:style style:name="T12" style:family="text">
      <style:text-properties fo:language="fr" fo:country="FR"/>
    </style:style>
    <style:style style:name="T13" style:family="text">
      <style:text-properties fo:font-size="16pt" style:font-size-asian="16pt" style:font-size-complex="16pt"/>
    </style:style>
    <style:style style:name="T14" style:family="text">
      <style:text-properties style:use-window-font-color="true" style:font-name="Times New Roman" fo:font-size="16pt" fo:language="fr" fo:country="FR" fo:font-style="normal" style:text-underline-style="none" fo:font-weight="normal" fo:background-color="transparent"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5" style:family="text">
      <style:text-properties fo:color="#000000"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T16" style:family="text">
      <style:text-properties style:text-line-through-style="none" style:font-name="Times New Roman" fo:font-size="16pt" fo:language="fr" fo:country="FR" fo:font-style="normal" style:text-underline-style="none" fo:font-weight="normal" fo:background-color="transparent" style:font-size-asian="16pt" style:font-style-asian="normal" style:font-weight-asian="normal" style:font-size-complex="16pt" style:language-complex="zxx" style:country-complex="none"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terplan v8, un module pour BG2 / BGT/ BG2EE / EET / IWDEE</text:p>
      <text:p text:style-name="P1"/>
      <text:p text:style-name="P1"/>
      <text:p text:style-name="P2">Présentation du module :</text:p>
      <text:p text:style-name="P1">L'interplan est un module combinant plusieurs choses et qui s’installe sur presque tous les jeux IE.</text:p>
      <text:p text:style-name="P1"/>
      <text:p text:style-name="P1">C'est un module de sorts : 101 nouveaux sorts (+1 pour oBG2, +7 pour les éditions EE)</text:p>
      <text:p text:style-name="P1">C'est un module de magasin : 90 nouveaux objets (+5 pour les éditions EE) et 18 nouveaux potions/charmes</text:p>
      <text:p text:style-name="P1">C'est un module de forgeron (dans SOA/TOB) : 45 formules pour combiner des potions.</text:p>
      <text:p text:style-name="P1">C'est un module de passionné (dans SOA/TOB) : pleins de choses à découvrir, à recycler, à collectionner.</text:p>
      <text:p text:style-name="P1"/>
      <text:p text:style-name="P1">Vous pouvez trouver le magasin :</text:p>
      <text:p text:style-name="P1">Dans BG2(EE) sur la Promenade de Waukine (nouvelle zone et note sur la carte).</text:p>
      <text:p text:style-name="P1">Dans les Fosses noires II dans l'enclave des vendeurs.</text:p>
      <text:p text:style-name="P1">Dans IWDEE dans la grotte des yetis (via un objet à récupérer dans une des caisses).</text:p>
      <text:p text:style-name="P3"/>
      <text:p text:style-name="P3"/>
      <text:p text:style-name="P5">Requis (pour oBG2 / BGT) :</text:p>
      <text:p text:style-name="P6"><text:span text:style-name="T1">Pour utiliser pleinement ce module vous </text:span><text:span text:style-name="T2">devez</text:span><text:span text:style-name="T1"> avoir l’extension Throne of Bhaal et le BG2 Fixpack.</text:span></text:p>
      <text:list xml:id="list503385700856620023" text:style-name="L1">
        <text:list-header>
          <text:p text:style-name="P11"><text:span text:style-name="T4">Il est vivement recommandé d'avoir votre installation patchée avec le dernier patch officiel: </text:span><text:a xlink:type="simple" xlink:href="http://www.baldursgateworld.fr/filesmods/Patchs/BGII-ThroneofBhaal_Patch_26498_EUROPEAN.exe" text:style-name="Internet_20_link" text:visited-style-name="Visited_20_Internet_20_Link"><text:span text:style-name="T10">version 26498 pour TOB</text:span></text:a><text:span text:style-name="T4">.</text:span></text:p>
        </text:list-header>
      </text:list>
      <text:p text:style-name="P6"/>
      <text:p text:style-name="P8"/>
      <text:p text:style-name="P5">Remerciements :</text:p>
      <text:p text:style-name="P9"><text:span text:style-name="T4"><text:tab/>A Andrew Bridges pour son logiciel </text:span><text:a xlink:type="simple" xlink:href="http://www.teambg.org/forum/index.php?action=downloads;sa=view;down=9" text:style-name="Internet_20_link" text:visited-style-name="Visited_20_Internet_20_Link"><text:span text:style-name="T10">Bam Workshop 2</text:span></text:a></text:p>
      <text:p text:style-name="P9"><text:span text:style-name="T4"><text:tab/>A Igi pour pour sa base de connaissance </text:span><text:a xlink:type="simple" xlink:href="http://iesdp.gibberlings3.net/" text:style-name="Internet_20_link" text:visited-style-name="Visited_20_Internet_20_Link"><text:span text:style-name="ACRONYM"><text:span text:style-name="T11">IESDP</text:span></text:span></text:a></text:p>
      <text:p text:style-name="P9"><text:span text:style-name="T4"><text:tab/>A Avenger pour son logiciel </text:span><text:a xlink:type="simple" xlink:href="http://forums.gibberlings3.net/index.php?showtopic=11824&amp;st=0&amp;" text:style-name="Internet_20_link" text:visited-style-name="Visited_20_Internet_20_Link"><text:span text:style-name="T10">DLTC Editor Pro</text:span></text:a></text:p>
      <text:p text:style-name="P9"><text:span text:style-name="T4"><text:tab/>A Jon Olav <text:s/>Hauglid pour son logiciel </text:span><text:a xlink:type="simple" xlink:href="http://www.idi.ntnu.no/~joh/ni/" text:style-name="Internet_20_link" text:visited-style-name="Visited_20_Internet_20_Link"><text:span text:style-name="T10">Near Infinity</text:span></text:a></text:p>
      <text:p text:style-name="P10"><text:span text:style-name="T3"><text:tab/>A Aaron O'Neil pour</text:span><text:span text:style-name="T12"> ses logiciels ShadowKeeper et DaleKeeper II</text:span></text:p>
      <text:p text:style-name="P9"><text:span text:style-name="T4"><text:tab/>A Troodon80 pour sa mise à jour de ShadowKeeper / Dalekeeper : </text:span><text:a xlink:type="simple" xlink:href="http://forum.baldursgate.com/discussion/16497/eekeeper/p1" text:style-name="Internet_20_link" text:visited-style-name="Visited_20_Internet_20_Link"><text:span text:style-name="T13">EEKeeper</text:span></text:a></text:p>
      <text:p text:style-name="P9"><text:span text:style-name="T4"><text:tab/>A Wes Weimer pour son système d'installation </text:span><text:a xlink:type="simple" xlink:href="http://www.weidu.org/" text:style-name="Internet_20_link" text:visited-style-name="Visited_20_Internet_20_Link"><text:span text:style-name="ACRONYM"><text:span text:style-name="T11">WeiDU</text:span></text:span></text:a></text:p>
      <text:p text:style-name="P9"><text:span text:style-name="ACRONYM"><text:span text:style-name="T4"><text:tab/>A The_Bigg et Wisp pour assurer la continuité du système d'installation </text:span></text:span><text:a xlink:type="simple" xlink:href="http://forums.pocketplane.net/index.php/board,44.0.html" text:style-name="Internet_20_link" text:visited-style-name="Visited_20_Internet_20_Link"><text:span text:style-name="ACRONYM"><text:span text:style-name="T9">WeiDU</text:span></text:span></text:a></text:p>
      <text:p text:style-name="P9"><text:span text:style-name="ACRONYM"><text:span text:style-name="T4"><text:tab/>A Sloan Roy pour son logiciel </text:span></text:span><text:a xlink:type="simple" xlink:href="http://www.fileplanet.com/187826/180000/fileinfo/Diablo-2---Dr-Tester-v0.02f-" text:style-name="Internet_20_link" text:visited-style-name="Visited_20_Internet_20_Link"><text:span text:style-name="ACRONYM"><text:span text:style-name="T9">Dr. Tester pour Diablo II</text:span></text:span></text:a></text:p>
      <text:p text:style-name="P9"><text:span text:style-name="T4"><text:tab/>A l'équipe de </text:span><text:a xlink:type="simple" xlink:href="http://www.baldursgateworld.fr/lacouronne/" text:style-name="Internet_20_link" text:visited-style-name="Visited_20_Internet_20_Link"><text:span text:style-name="T10">La couronne de cuivre</text:span></text:a><text:span text:style-name="T4"> qui à mis à ma disposition un salon après la "mort" du site Legendes.</text:span></text:p>
      <text:p text:style-name="P9"><text:span text:style-name="ACRONYM"><text:span text:style-name="T4"><text:tab/>A Selphira pour son outil </text:span></text:span><text:a xlink:type="simple" xlink:href="https://www.baldursgateworld.fr/lacouronne/la-correct-zone/33168-uniformisation-des-descriptions.html" text:style-name="Internet_20_link" text:visited-style-name="Visited_20_Internet_20_Link"><text:span text:style-name="ACRONYM"><text:span text:style-name="T13">Uniformisation des descriptions</text:span></text:span></text:a><text:span text:style-name="ACRONYM"><text:span text:style-name="T4">.</text:span></text:span></text:p>
      <text:p text:style-name="P7"><text:tab/>A Isaya qui m'a fourni beaucoup d'aide et renseignements.</text:p>
      <text:p text:style-name="P9"><text:span text:style-name="ACRONYM"><text:span text:style-name="T4"><text:tab/>A Zranoff qui m'a beaucoup aidé pour les codes Weidu complexes.</text:span></text:span></text:p>
      <text:p text:style-name="P9"><text:span text:style-name="ACRONYM"><text:span text:style-name="T4"><text:tab/>A Johnbob qui s'est servi de l'outil de Selphira pour trouver des bugs dans le module.</text:span></text:span></text:p>
      <text:p text:style-name="P9"><text:span text:style-name="ACRONYM"><text:span text:style-name="T4"><text:tab/>A CamDawg pour avoir fourni un moyen efficace d'assurer la compatibilité avec BGEE <text:s/>et pour les nombreux <text:tab/><text:tab/><text:tab/>codes Weidu qu'il m'a donné sur le forum de G3.</text:span></text:span></text:p>
      <text:p text:style-name="P9"><text:span text:style-name="ACRONYM"><text:span text:style-name="T4"><text:tab/>A Salomon Kane et Galactygon pour avoir porté la majorité des animations de sort de TOEE au format BG2.</text:span></text:span></text:p>
      <text:p text:style-name="P9"><text:span text:style-name="ACRONYM"><text:span text:style-name="T4"><text:tab/>A Kwiat_W qui m'a laissé prendre des animations de sorts dans </text:span></text:span><text:span text:style-name="T4">son mod "Psionics Unleashed".</text:span></text:p>
      <text:p text:style-name="P6"><text:tab/>A Erasmus pour son mod "Scrolls+Potions" pour Morrowind.</text:p>
      <text:p text:style-name="P6"><text:tab/>A Shohy qui m'a laissé intégrer son module "Bard Song Switching" pour les bardes du Sceptre.</text:p>
      <text:p text:style-name="P6"><text:span text:style-name="ACRONYM"><text:span text:style-name="T6"><text:tab/>A Ak</text:span></text:span>adis et <text:bookmark text:name="yui-gen53"/>Machiavélique q<text:span text:style-name="ACRONYM"><text:span text:style-name="T6">ui ont résolu mes problèmes pour les dialogues.</text:span></text:span></text:p>
      <text:p text:style-name="P6"><text:span text:style-name="ACRONYM"><text:span text:style-name="T6"><text:tab/>A rivvers qui m'a suggéré plusieurs idées pour un sort.</text:span></text:span></text:p>
      <text:p text:style-name="P9"><text:span text:style-name="ACRONYM"><text:span text:style-name="T4"><text:tab/>Une grand merci à FreddyGwendo sans qui ce module n'existerait pas (intégration de l'entrée sur la Promenade), le <text:tab/><text:tab/>Chaudron non plus (création du trou) et dont les fonctions weidu et conseils de débogage sont des plus précieux.</text:span></text:span></text:p>
      <text:p text:style-name="P9"><text:span text:style-name="ACRONYM"><text:span text:style-name="T4"><text:tab/>Et il en manque un, qui est passé un jour sur la couronne de cuivre et dont malheureusement j'ai oublié le pseudo, <text:tab/><text:tab/>que je remercie chaleureusement pour m'avoir fourni 350 icônes en B sans lesquelles la majorité des sorts de ce <text:tab/><text:tab/>module n'existeraient pas.</text:span></text:span></text:p>
      <text:p text:style-name="P9"><text:span text:style-name="ACRONYM"><text:span text:style-name="T4"/></text:span></text:p>
      <text:p text:style-name="P9"><text:span text:style-name="ACRONYM"><text:span text:style-name="T4"/></text:span></text:p>
      <text:p text:style-name="P9"><text:span text:style-name="ACRONYM"><text:span text:style-name="T4"/></text:span></text:p>
      <text:p text:style-name="P9"><text:span text:style-name="ACRONYM"><text:span text:style-name="T5">Notes :</text:span></text:span></text:p>
      <text:p text:style-name="P9"><text:span text:style-name="ACRONYM"><text:span text:style-name="T4">Je n'ai que très peu d'inspiration pour écrire des textes descriptifs qui tiennent la route, aussi ne vous étonnez pas si dans les descriptifs d'objets vous en reconnaissez qui viennent d'autres jeux.</text:span></text:span></text:p>
      <text:p text:style-name="P9"><text:span text:style-name="ACRONYM"><text:span text:style-name="T4"/></text:span></text:p>
      <text:p text:style-name="P9"><text:span text:style-name="ACRONYM"><text:span text:style-name="T4">Le moteur du jeu ne permettant pas d'ajouter à la table des sorts de l'ensorceleur plus de trois sorts de niveau 9, les plus puissants sorts de ce niveau disponibles dans le magasin ne sont accessibles qu'aux mages. Voilà qui redonne de l’intérêt à cette classe :)</text:span></text:span></text:p>
      <text:p text:style-name="P9"><text:soft-page-break/><text:span text:style-name="ACRONYM"><text:span text:style-name="T4"/></text:span></text:p>
      <text:p text:style-name="P9"><text:span text:style-name="ACRONYM"><text:span text:style-name="T4">Lorsque je créais des sorts de dégâts à cible unique, "Flèche enflammé", petit sort de </text:span></text:span><text:span text:style-name="ACRONYM"><text:span text:style-name="T7">niveau 3 seulement</text:span></text:span><text:span text:style-name="ACRONYM"><text:span text:style-name="T4"> et ses </text:span></text:span><text:span text:style-name="ACRONYM"><text:span text:style-name="T7">20</text:span></text:span><text:span text:style-name="ACRONYM"><text:span text:style-name="T4">D6 qui </text:span></text:span><text:span text:style-name="ACRONYM"><text:span text:style-name="T7">touchent infailliblement la cible</text:span></text:span><text:span text:style-name="ACRONYM"><text:span text:style-name="T4"> était "toujours mieux" que ce que je créais. Et quand je créais des sorts de dégâts de zone, aucun n'arrivait à au moins égaler "Flétrissure" et ses 20</text:span></text:span><text:span text:style-name="ACRONYM"><text:span text:style-name="T7">D8</text:span></text:span><text:span text:style-name="ACRONYM"><text:span text:style-name="T4"> de dégâts </text:span></text:span><text:span text:style-name="ACRONYM"><text:span text:style-name="T7">magiques</text:span></text:span><text:span text:style-name="ACRONYM"><text:span text:style-name="T4"> qui </text:span></text:span><text:span text:style-name="ACRONYM"><text:span text:style-name="T7">n'affectent pas les alliés</text:span></text:span><text:span text:style-name="ACRONYM"><text:span text:style-name="T4">. Alors certains de mes sorts à dégâts font maintenant plus de 20 dés de dégâts. C’était nécessaire et je l'assume.</text:span></text:span></text:p>
      <text:p text:style-name="P9"><text:span text:style-name="ACRONYM"><text:span text:style-name="T4">Et si vous trouvez que mes sorts de niveau 9 sont trop bourrins (je rappelle que seul les plus "faibles" sont autorisés pour le sorcier) ils auront le mérite de vous changer de la sempiternelle combinaison arrêt du temps/enchaînement.</text:span></text:span></text:p>
      <text:p text:style-name="P9"><text:span text:style-name="ACRONYM"><text:span text:style-name="T4"/></text:span></text:p>
      <text:p text:style-name="P9"><text:span text:style-name="ACRONYM"><text:span text:style-name="T4">J'ai rajouté à certains pnjs dans BG2 un dialogue qui se déclenche si les pjs utilisent un certain objet (obtenable dans le module) et ont l'argent nécessaire. Tous ces dialogues ne seront proposés qu'une fois, alors réfléchissez-y avant de refuser.</text:span></text:span></text:p>
      <text:p text:style-name="P9"><text:span text:style-name="ACRONYM"><text:span text:style-name="T4"/></text:span></text:p>
      <text:p text:style-name="P9"><text:span text:style-name="ACRONYM"><text:span text:style-name="T4"/></text:span></text:p>
      <text:p text:style-name="P9"><text:span text:style-name="ACRONYM"><text:span text:style-name="T4"/></text:span></text:p>
      <text:p text:style-name="P9"><text:span text:style-name="ACRONYM"><text:span text:style-name="T5">Bugs :</text:span></text:span></text:p>
      <text:p text:style-name="P9"><text:span text:style-name="ACRONYM"><text:span text:style-name="T4">Avec le Sceptre de Convocation inconventionnelles vous pouvez invoquer des mages, et si ces mages lancent des sorts d'image renforcé, d'image illusoire, de simulacre, etc...., l'image est crée pour la durée du sort et ne disparaît pas quand l'invocateur est dés-invoqué. Elles vous empêchent de plus de dormir tant qu'elle n'ont pas disparu (à la fin de la durée légale du sort, mais vous pouvez les tuer (ctrl+y) entre-temps).</text:span></text:span></text:p>
      <text:p text:style-name="P9"><text:span text:style-name="ACRONYM"><text:span text:style-name="T4"/></text:span></text:p>
      <text:p text:style-name="P9"><text:span text:style-name="ACRONYM"><text:span text:style-name="T4">Dans les éditions EE le fameux super script d'auto contrôle des pjs "IA avancée" parasite tous les autres scripts, et cela empêche parfois certains objets de l'interplan de fonctionner correctement. Sont concernés la </text:span></text:span><text:span text:style-name="ACRONYM"><text:span text:style-name="T14">Maille sanguine +2, l'</text:span></text:span><text:span text:style-name="Q"><text:span text:style-name="T15">Anneau de Danserêve, l'Anneau de nombreux dieux et l'Ami des ours. Ces objets ne présentent aucun problèmes sur oBG2 ou sans le</text:span></text:span><text:span text:style-name="ACRONYM"><text:span text:style-name="T16"> script "IA avancée".</text:span></text:span></text:p>
      <text:p text:style-name="P9"><text:span text:style-name="ACRONYM"><text:span text:style-name="T8"/></text:span></text:p>
      <text:p text:style-name="P9"><text:span text:style-name="ACRONYM"><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ACRONYM" style:family="text">
      <style:text-properties style:use-window-font-color="true" style:font-name="Times New Roman" fo:font-size="12pt" fo:language="fr" fo:country="FR" style:font-name-asian="Times New Roman" style:language-asian="zh" style:country-asian="CN" style:font-name-complex="Times New Roman" style:font-size-complex="12pt"/>
    </style:style>
    <style:style style:name="Strong_20_Emphasis" style:display-name="Strong Emphasis" style:family="text">
      <style:text-properties fo:font-weight="bold" style:font-weight-asian="bold" style:font-weight-complex="bold"/>
    </style:style>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13M51S</meta:editing-duration>
    <meta:editing-cycles>74</meta:editing-cycles>
    <meta:generator>OpenOffice/4.1.14$Win32 OpenOffice.org_project/4114m1$Build-9811</meta:generator>
    <dc:date>2023-10-17T17:16:54.70</dc:date>
    <meta:document-statistic meta:table-count="0" meta:image-count="0" meta:object-count="0" meta:page-count="2" meta:paragraph-count="47" meta:word-count="902" meta:character-count="5321"/>
    <meta:user-defined meta:name="Info 1"/>
    <meta:user-defined meta:name="Info 2"/>
    <meta:user-defined meta:name="Info 3"/>
    <meta:user-defined meta:name="Info 4"/>
  </office:meta>
</office:document-meta>
</file>